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6032" calcext:value-type="float">
            <text:p>2.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744" calcext:value-type="float">
            <text:p>2.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21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9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4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384" calcext:value-type="float">
            <text:p>2.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4696" calcext:value-type="float">
            <text:p>2.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5552" calcext:value-type="float">
            <text:p>2.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9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8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168" calcext:value-type="float">
            <text:p>2.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8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592" calcext:value-type="float">
            <text:p>1.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264" calcext:value-type="float">
            <text:p>2.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6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5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1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2000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99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8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86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8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8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8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86868" calcext:value-type="float">
            <text:p>0.8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6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06552" calcext:value-type="float">
            <text:p>0.60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5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54024" calcext:value-type="float">
            <text:p>0.9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40664" calcext:value-type="float">
            <text:p>0.7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60248" calcext:value-type="float">
            <text:p>0.4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1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29768" calcext:value-type="float">
            <text:p>0.42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70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384" calcext:value-type="float">
            <text:p>0.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9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7744" calcext:value-type="float">
            <text:p>0.2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8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92024" calcext:value-type="float">
            <text:p>0.1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7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8496" calcext:value-type="float">
            <text:p>0.1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3716" calcext:value-type="float">
            <text:p>0.1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6032" calcext:value-type="float">
            <text:p>0.2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9936" calcext:value-type="float">
            <text:p>0.2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1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6888" calcext:value-type="float">
            <text:p>0.2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6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40792" calcext:value-type="float">
            <text:p>0.2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5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52272" calcext:value-type="float">
            <text:p>0.6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5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628" calcext:value-type="float">
            <text:p>0.7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8101</text:p>
          </table:table-cell>
          <table:table-cell office:value-type="string" calcext:value-type="string">
            <text:p>195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582168" calcext:value-type="float">
            <text:p>0.5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90" meta:object-count="0"/>
    <meta:user-defined meta:name="AppVersion">3.0</meta:user-defined>
  </office:meta>
</office:document-meta>
</file>